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jektstudium Navigation WS2018</text:h>
      <text:p text:style-name="P1"/>
      <text:h text:style-name="Heading_20_2" text:outline-level="2">Tag 1:</text:h>
      <text:p text:style-name="Text_20_body"/>
      <text:list xml:id="list4958886107255777490" text:style-name="L1">
        <text:list-item>
          <text:p text:style-name="P2">Beigelegt Dokumente von "MobileSim", "World inc" und die ReadMe des ARIA Programms durchgelesen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0S</meta:editing-duration>
    <meta:editing-cycles>3</meta:editing-cycles>
    <meta:generator>OpenOffice/4.1.5$Win32 OpenOffice.org_project/415m1$Build-9789</meta:generator>
    <dc:date>2019-01-15T09:11:03.48</dc:date>
    <meta:document-statistic meta:table-count="0" meta:image-count="0" meta:object-count="0" meta:page-count="1" meta:paragraph-count="3" meta:word-count="19" meta:character-count="134"/>
    <dc:creator>Fakultät Geoinformation</dc:creator>
    <meta:user-defined meta:name="Info 1"/>
    <meta:user-defined meta:name="Info 2"/>
    <meta:user-defined meta:name="Info 3"/>
    <meta:user-defined meta:name="Info 4"/>
  </office:meta>
</office:document-meta>
</file>